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3.371cm" svg:x="0.026cm" svg:y="0.37cm" svg:viewBox="0 0 14061 13372" svg:d="M7030 0l-7030 5108M0 5108l2686 8264M2686 13372h8689M11375 13372l2686-8264M14061 5108l-7031-510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